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paragraph-properties>
        <style:tab-stops/>
      </style:paragraph-properties>
      <style:text-properties officeooo:rsid="00403024" officeooo:paragraph-rsid="00403024"/>
    </style:style>
    <style:style style:name="P2" style:family="paragraph" style:parent-style-name="Hlavička">
      <style:text-properties officeooo:rsid="003f5b06" officeooo:paragraph-rsid="003f5b06"/>
    </style:style>
    <style:style style:name="P3" style:family="paragraph" style:parent-style-name="text" style:list-style-name="L1">
      <style:text-properties officeooo:rsid="003f5b06" officeooo:paragraph-rsid="003f5b06"/>
    </style:style>
    <style:style style:name="P4" style:family="paragraph" style:parent-style-name="text" style:list-style-name="L2">
      <style:paragraph-properties>
        <style:tab-stops/>
      </style:paragraph-properties>
      <style:text-properties officeooo:rsid="00403024" officeooo:paragraph-rsid="00403024"/>
    </style:style>
    <style:style style:name="P5" style:family="paragraph" style:parent-style-name="text" style:list-style-name="L2">
      <style:paragraph-properties>
        <style:tab-stops/>
      </style:paragraph-properties>
      <style:text-properties officeooo:rsid="00409dc9" officeooo:paragraph-rsid="00409dc9"/>
    </style:style>
    <style:style style:name="P6" style:family="paragraph" style:parent-style-name="text" style:list-style-name="L2">
      <style:paragraph-properties>
        <style:tab-stops/>
      </style:paragraph-properties>
      <style:text-properties officeooo:rsid="0042649c" officeooo:paragraph-rsid="004264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azeologie</text:p>
      <text:list xml:id="list2876876223" text:style-name="L1">
        <text:list-item>
          <text:p text:style-name="P3">nauka o slovních spojeních</text:p>
        </text:list-item>
      </text:list>
      <text:p text:style-name="P1">…………………………………………………………</text:p>
      <text:list xml:id="list714744300" text:style-name="L2">
        <text:list-item>
          <text:p text:style-name="P4">homonima</text:p>
          <text:list>
            <text:list-item>
              <text:p text:style-name="P4">slova, která stejně znějí, ale mají jiný význam</text:p>
            </text:list-item>
            <text:list-item>
              <text:p text:style-name="P4">rys</text:p>
              <text:list>
                <text:list-item>
                  <text:p text:style-name="P4">zvíře × [náčrt (obrázek); znak; tah obličeje]</text:p>
                </text:list-item>
              </text:list>
            </text:list-item>
            <text:list-item>
              <text:p text:style-name="P4">úplná – stejný slovní hru</text:p>
              <text:list>
                <text:list-item>
                  <text:p text:style-name="P4">travička</text:p>
                  <text:list>
                    <text:list-item>
                      <text:p text:style-name="P4">tráva × žena, která někoho otrávila</text:p>
                    </text:list-item>
                  </text:list>
                </text:list-item>
              </text:list>
            </text:list-item>
            <text:list-item>
              <text:p text:style-name="P4">částečná</text:p>
              <text:list>
                <text:list-item>
                  <text:p text:style-name="P4">pila</text:p>
                  <text:list>
                    <text:list-item>
                      <text:p text:style-name="P4">nápoj (1) × činnost pít (5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slova mnohoznačná</text:p>
          <text:list>
            <text:list-item>
              <text:p text:style-name="P4">stejně zní, významy spolu sovisí – jsou vzájemně odvozené</text:p>
            </text:list-item>
            <text:list-item>
              <text:p text:style-name="P4">rys</text:p>
              <text:list>
                <text:list-item>
                  <text:p text:style-name="P4">náčrt (obrázek) × znak × tah obličeje</text:p>
                </text:list-item>
              </text:list>
            </text:list-item>
          </text:list>
        </text:list-item>
        <text:list-item>
          <text:p text:style-name="P5">homofonie – homofonií výrazy</text:p>
          <text:list>
            <text:list-item>
              <text:p text:style-name="P5">stejně znějí, ale jinak se píší</text:p>
            </text:list-item>
          </text:list>
        </text:list-item>
        <text:list-item>
          <text:p text:style-name="P5">synonyma</text:p>
          <text:list>
            <text:list-item>
              <text:p text:style-name="P5">stejný význam, jinak znějí</text:p>
            </text:list-item>
            <text:list-item>
              <text:p text:style-name="P5">záleží na kontextu</text:p>
            </text:list-item>
            <text:list-item>
              <text:p text:style-name="P5">né vždy je to nahraditelné</text:p>
            </text:list-item>
          </text:list>
        </text:list-item>
        <text:list-item>
          <text:p text:style-name="P5">antonyma - opozita</text:p>
          <text:list>
            <text:list-item>
              <text:p text:style-name="P5">protikladný význam, záleží na kontextu</text:p>
            </text:list-item>
          </text:list>
        </text:list-item>
        <text:list-item>
          <text:p text:style-name="P5">paronyma</text:p>
          <text:list>
            <text:list-item>
              <text:p text:style-name="P5">znějí podobně ale mají jiný význam; zaměňují se → směšné situace</text:p>
            </text:list-item>
            <text:list-item>
              <text:p text:style-name="P5">termín × termit</text:p>
            </text:list-item>
            <text:list-item>
              <text:p text:style-name="P5">suvenýr × suverén</text:p>
            </text:list-item>
          </text:list>
        </text:list-item>
        <text:list-item>
          <text:p text:style-name="P6">Synekdocha</text:p>
          <text:list>
            <text:list-item>
              <text:p text:style-name="P6">část za celek</text:p>
            </text:list-item>
            <text:list-item>
              <text:p text:style-name="P6">celek za část</text:p>
            </text:list-item>
            <text:list-item>
              <text:p text:style-name="P6">Nepřišla ani noha</text:p>
            </text:list-item>
          </text:list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3-21T15:13:16.687000000</dc:date>
    <meta:editing-duration>P1DT5H23M35S</meta:editing-duration>
    <meta:editing-cycles>32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34" meta:word-count="150" meta:character-count="765" meta:non-whitespace-character-count="677"/>
  </office:meta>
</office:document-meta>
</file>